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21531e" officeooo:paragraph-rsid="0021531e"/>
    </style:style>
    <style:style style:name="P2" style:family="paragraph" style:parent-style-name="Footer">
      <style:paragraph-properties fo:text-align="start" style:justify-single-word="false"/>
    </style:style>
    <style:style style:name="P3" style:family="paragraph" style:parent-style-name="Standard">
      <style:text-properties officeooo:rsid="001fe755" officeooo:paragraph-rsid="001fe755"/>
    </style:style>
    <style:style style:name="P4" style:family="paragraph" style:parent-style-name="Text_20_body">
      <style:text-properties style:font-name="Book Antiqua" fo:font-size="15pt" style:font-size-asian="15pt" style:font-size-complex="15pt"/>
    </style:style>
    <style:style style:name="P5" style:family="paragraph" style:parent-style-name="Text_20_body">
      <style:text-properties style:font-name="Book Antiqua" fo:font-size="15pt" style:text-underline-style="none" style:font-size-asian="15pt" style:font-size-complex="15pt"/>
    </style:style>
    <style:style style:name="P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ab-stops/>
      </style:paragraph-properties>
      <style:text-properties fo:font-size="15pt" fo:font-weight="bold" officeooo:rsid="004065b1" officeooo:paragraph-rsid="0031e905" style:font-size-asian="15pt" style:font-weight-asian="bold" style:font-size-complex="15pt" style:font-weight-complex="bold"/>
    </style:style>
    <style:style style:name="P7" style:family="paragraph" style:parent-style-name="Standard">
      <loext:graphic-properties draw:fill="none"/>
      <style:paragraph-properties fo:margin-left="7.999cm" fo:margin-right="0cm" fo:text-align="start" style:justify-single-word="false" fo:text-indent="0cm" style:auto-text-indent="false" fo:background-color="transparent">
        <style:tab-stops/>
      </style:paragraph-properties>
      <style:text-properties fo:font-size="15pt" officeooo:paragraph-rsid="0040a25a"/>
    </style:style>
    <style:style style:name="P8" style:family="paragraph" style:parent-style-name="Standard">
      <style:paragraph-properties fo:text-align="center" style:justify-single-word="false"/>
      <style:text-properties officeooo:rsid="0021f456" officeooo:paragraph-rsid="0021f456"/>
    </style:style>
    <style:style style:name="P9" style:family="paragraph" style:parent-style-name="Standard">
      <style:paragraph-properties fo:margin-left="0cm" fo:margin-right="0cm" fo:text-align="start" style:justify-single-word="false" fo:text-indent="0cm" style:auto-text-indent="false">
        <style:tab-stops>
          <style:tab-stop style:position="10.01cm"/>
        </style:tab-stops>
      </style:paragraph-properties>
      <style:text-properties style:text-underline-style="none" officeooo:rsid="001fe755" officeooo:paragraph-rsid="001fe755"/>
    </style:style>
    <style:style style:name="P10" style:family="paragraph" style:parent-style-name="Standard">
      <style:text-properties officeooo:rsid="0045a849" officeooo:paragraph-rsid="0045a849"/>
    </style:style>
    <style:style style:name="P11" style:family="paragraph" style:parent-style-name="Heading_20_1">
      <style:text-properties style:font-name="Book Antiqua" fo:font-size="15pt" style:font-size-asian="15pt" style:font-size-complex="15pt"/>
    </style:style>
    <style:style style:name="T1" style:family="text">
      <style:text-properties officeooo:rsid="0045a849"/>
    </style:style>
    <style:style style:name="T2" style:family="text">
      <style:text-properties fo:color="#000000" loext:opacity="100%" fo:background-color="transparent" loext:char-shading-value="0"/>
    </style:style>
    <style:style style:name="T3" style:family="text">
      <style:text-properties fo:font-weight="bold" officeooo:rsid="0031e905" style:font-size-asian="15pt" style:font-weight-asian="bold" style:font-size-complex="15pt" style:font-weight-complex="bold"/>
    </style:style>
    <style:style style:name="T4" style:family="text">
      <style:text-properties officeooo:rsid="0031e905" style:font-size-asian="15pt" style:font-size-complex="15pt"/>
    </style:style>
    <style:style style:name="T5" style:family="text">
      <style:text-properties officeooo:rsid="004e5e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3"/>
      <text:p text:style-name="P10">En este apartado podemos ver el estudio del mercado que he realizado para poder montar la empresa.</text:p>
      <text:p text:style-name="P10"/>
      <text:p text:style-name="P10">En primer lugar podemos visualizar que la mayoría de páginas en las que podemos leer son ilegales, es decir, en cualquier momento si se les pone un aviso, la web se puede cerrar y todos los lectores no podrían leer en dichas páginas como por ejemplo, <text:a xlink:type="simple" xlink:href="https://yugenmangas.com/" text:style-name="Internet_20_link" text:visited-style-name="Visited_20_Internet_20_Link">YugenManga</text:a>, en esta página en muchos momentos se les cae por que tienen problemas con la legalidad y el copyright de los libros.</text:p>
      <text:p text:style-name="P10"/>
      <text:p text:style-name="P10"><text:span text:style-name="T5">Como competencia</text:span> nuestra hemos podido encontrar una página legal que sería la siguiente <text:a xlink:type="simple" xlink:href="https://www.webtoons.com/es/" text:style-name="Internet_20_link" text:visited-style-name="Visited_20_Internet_20_Link">Webtoons</text:a>, los problemas que he podido encontrar al estar en su web son las siguientes: </text:p>
      <text:p text:style-name="P10">- El primer problema al llevar un tiempo te piden que pagues por cada capitulo que leas a traves de tokens, que dichos tokens se compran.</text:p>
      <text:p text:style-name="P10">- De modo similar se puede ver que no hay casi manhuas o manhwas, hay muchos mangas pero no de lo que se ha comentado anteriormente.</text:p>
      <text:p text:style-name="P10"/>
      <text:p text:style-name="P3"/>
      <text:p text:style-name="P9"/>
      <text:p text:style-name="P6"/>
      <text:h text:style-name="P11"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5"/>
      <text:p text:style-name="P7"><text:span text:style-name="T3">Autor</text:span><text:span text:style-name="T4">: Andrés Mauricio Drapi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loext:opacity="100%"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531e" officeooo:paragraph-rsid="0021531e"/>
    </style:style>
    <style:style style:name="MP2" style:family="paragraph" style:parent-style-name="Footer">
      <style:paragraph-properties fo:text-align="start" style:justify-single-word="false"/>
    </style:style>
    <style:style style:name="MT1" style:family="text">
      <style:text-properties officeooo:rsid="0045a849"/>
    </style:style>
    <style:style style:name="MT2" style:family="text">
      <style:text-properties fo:color="#000000" loext:opacity="100%"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51cm" fo:background-color="transparent" style:dynamic-spacing="false" draw:fill="none" draw:fill-color="#729fcf" draw:gradient-step-count="0"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SEÑO DE INTERFACES WEB<text:tab/><text:tab/>Andrés Mauricio Drapier</text:p>
        <text:p text:style-name="MP1">2º DAW - <text:span text:style-name="MT1">EIE</text:span></text:p>
      </style:header>
      <style:footer>
        <text:p text:style-name="MP2"><text:tab/><text:span text:style-name="MT2"><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1T10:27:32.723000000</dc:date>
    <meta:editing-duration>PT6H50M21S</meta:editing-duration>
    <meta:editing-cycles>20</meta:editing-cycles>
    <meta:generator>LibreOffice/7.4.0.3$Windows_X86_64 LibreOffice_project/f85e47c08ddd19c015c0114a68350214f7066f5a</meta:generator>
    <meta:document-statistic meta:table-count="0" meta:image-count="0" meta:object-count="0" meta:page-count="1" meta:paragraph-count="9" meta:word-count="182" meta:character-count="1015" meta:non-whitespace-character-count="839"/>
  </office:meta>
</office:document-meta>
</file>